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222222" fo:font-size="10.5pt" style:font-size-asian="10.5pt" style:font-size-complex="10.5pt" fo:background-color="#ffffff"/>
    </style:style>
    <style:style style:name="P2" style:family="paragraph" style:parent-style-name="Standard">
      <style:text-properties fo:color="#242729" fo:font-size="11.5pt" style:font-size-asian="11.5pt" style:font-size-complex="11.5pt" fo:background-color="#ffffff"/>
    </style:style>
    <style:style style:name="P3" style:family="paragraph" style:parent-style-name="Standard" style:master-page-name="Standard">
      <style:paragraph-properties style:page-number="1"/>
    </style:style>
    <style:style style:name="T1" style:family="text">
      <style:text-properties fo:color="#222222" fo:font-size="10.5pt" style:font-size-asian="10.5pt" style:font-size-complex="10.5pt" fo:background-color="#ffffff"/>
    </style:style>
    <style:style style:name="T2" style:family="text">
      <style:text-properties fo:color="#222222" fo:font-size="10.5pt" fo:font-weight="bold" style:font-size-asian="10.5pt" style:font-weight-asian="bold" style:font-size-complex="10.5pt" fo:background-color="#ffffff"/>
    </style:style>
    <style:style style:name="T3" style:family="text">
      <style:text-properties fo:color="#222222" fo:font-size="10.5pt" fo:font-style="italic" fo:font-weight="bold" style:font-size-asian="10.5pt" style:font-style-asian="italic" style:font-weight-asian="bold" style:font-size-complex="10.5pt" fo:background-color="#ffffff"/>
    </style:style>
    <style:style style:name="T4" style:family="text">
      <style:text-properties fo:color="#222222" fo:font-size="10.5pt" fo:font-style="italic" style:font-size-asian="10.5pt" style:font-style-asian="italic" style:font-size-complex="10.5pt" fo:background-color="#ffffff"/>
    </style:style>
    <style:style style:name="T5" style:family="text">
      <style:text-properties fo:color="#0b0080" fo:font-size="10.5pt" style:text-underline-style="solid" style:text-underline-width="auto" style:text-underline-color="font-color" style:font-size-asian="10.5pt" style:font-size-complex="10.5pt" fo:background-color="#ffffff"/>
    </style:style>
    <style:style style:name="T6" style:family="text">
      <style:text-properties fo:color="#242729" fo:font-size="11.5pt" style:font-size-asian="11.5pt" style:font-size-complex="11.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loud Computing es un paradigma <text:span text:style-name="T1">que permite ofrecer </text:span><text:a xlink:type="simple" xlink:href="https://es.wikipedia.org/wiki/Servicio_web" text:style-name="ListLabel_20_1" text:visited-style-name="ListLabel_20_1"><text:span text:style-name="T5">servicios</text:span></text:a><text:span text:style-name="T1"> de computación a través de una red, que usualmente es </text:span><text:a xlink:type="simple" xlink:href="https://es.wikipedia.org/wiki/Internet" text:style-name="ListLabel_20_1" text:visited-style-name="ListLabel_20_1"><text:span text:style-name="T5">Internet</text:span></text:a><text:span text:style-name="T1">.</text:span></text:p>
      <text:p text:style-name="P1"/>
      <text:p text:style-name="Standard"><text:span text:style-name="T1">Para conseguir esto necesitamos una serie de proveedores de servicios, que normalmente suelen ser grandes empresas que disponen de granjas web, clientes que vayan a pedir estos servicios, y una red que comunique a clientes con servidores.</text:span></text:p>
      <text:p text:style-name="P1"/>
      <text:p text:style-name="Standard"><text:span text:style-name="T1">Cuando hablamos de clientes no sólo nos referimos al típico usuario que escucha música en Spotify, también hablamos de Spotify, una empresa que puede llegar a requerir de granjas web para almacenar música y para compartirla con sus consumidores.</text:span></text:p>
      <text:p text:style-name="P1"/>
      <text:p text:style-name="Standard"><text:span text:style-name="T1">Sabiendo esto podemos dividir el cloud computing según la arquitectura de los servicios que ofrece:</text:span></text:p>
      <text:p text:style-name="P1"/>
      <text:p text:style-name="Standard"><text:span text:style-name="T1">Software as a Service, </text:span></text:p>
      <text:p text:style-name="P1"/>
      <text:p text:style-name="Standard"><text:span text:style-name="T1">Plataforma como Servicio (PaaS)</text:span></text:p>
      <text:p text:style-name="P1"/>
      <text:p text:style-name="Standard"><text:span text:style-name="T1">Infraestructura como Servicio (IaaS).</text:span></text:p>
      <text:p text:style-name="P1"/>
      <text:p text:style-name="P1"/>
      <text:p text:style-name="Standard"><text:span text:style-name="T1">El software como servicio (SaaS) es un modelo de distribución de software en el que las aplicaciones están alojadas por una compañía o proveedor de servicio y puestas a disposición de los usuarios a través de una red, generalmente la Internet.</text:span></text:p>
      <text:p text:style-name="P1"/>
      <text:p text:style-name="Standard"><text:span text:style-name="T1">Spotify, Google Docs...</text:span></text:p>
      <text:p text:style-name="P1"/>
      <text:p text:style-name="Standard"><text:span text:style-name="T1">Plataforma como servicio (PaaS) es un conjunto de utilitarios para abastecer al usuario de sistemas operativos y servicios asociados a través de Internet sin necesidad de descargas o instalación alguna. </text:span></text:p>
      <text:p text:style-name="P1"/>
      <text:p text:style-name="Standard"><text:span text:style-name="T6">Google App Engine, Oracle...</text:span></text:p>
      <text:p text:style-name="P1"/>
      <text:p text:style-name="Standard"><text:span text:style-name="T1">Infraestructura como Servicio (IaaS) se refiere a la tercerización de los equipos utilizados para apoyar las operaciones, incluido el almacenamiento, hardware, servidores y componentes de red.</text:span></text:p>
      <text:p text:style-name="P1"/>
      <text:p text:style-name="Standard"><text:soft-page-break/><text:span text:style-name="T6">Amazon EC2, Windows Azure, Google Compute Engine…</text:span></text:p>
      <text:p text:style-name="P2"/>
      <text:p text:style-name="P2"/>
      <text:p text:style-name="Standard"><text:span text:style-name="T6">Cuando hablamos de cloud computing hablamos de clientes y servidores, por lo que podemos distinguir también la programación en el lado del servidor y la programación en el lado del cliente.</text:span></text:p>
      <text:p text:style-name="P2"/>
      <text:p text:style-name="P2"/>
      <text:p text:style-name="Standard"><text:span text:style-name="T6">En el lado del servidor el lenguaje más utilizado es PHP, aunque tras la salida de javascript surgió un lenguaje similar dedicado a la programación en el lado del servidor llamado Node.js.</text:span></text:p>
      <text:p text:style-name="P2"/>
      <text:p text:style-name="Standard"><text:span text:style-name="T6">La programación en este lado es usada cuando buscamos ofrecer un servicio que requiere de ciertos recursos que el cliente no dispone, o cuando queremos ocultar el código para que el servidor actúe como una caja negra que a partir de unas ciertas entradas genere una salida específica y la proporcione al cliente.</text:span></text:p>
      <text:p text:style-name="P2"/>
      <text:p text:style-name="Standard"><text:span text:style-name="T6">Un problema del uso de servidores es que siempre tendremos un cuello de botella en la red, por lo que puede que no sea la opción óptima para algunos casos.</text:span></text:p>
      <text:p text:style-name="P2"/>
      <text:p text:style-name="P2"/>
      <text:p text:style-name="P2"/>
      <text:p text:style-name="Standard"><text:span text:style-name="T6">Debido a estas limitaciones y a que ciertas aplicaciones son lo suficientemente livianas como para ejecutarlas en el cliente surge la necesidad de crear un lenguaje que nos permita usar los recursos del cliente para ejecutar aplicaciones, y es entonces cuando nace javascript.</text:span></text:p>
      <text:p text:style-name="P2"/>
      <text:p text:style-name="Standard"><text:span text:style-name="T6">Con javascript conseguimos que el cliente opere dinámicamente con la aplicación sin necesidad de mantener una comunicación constante con el servidor. Esto no sólo mejora los tiempos de respuesta, si no que al sólo tener un lenguaje los desarrolladores pueden implementar aplicaciones una sóla vez y sería el navegador del cliente el encargado de interpretarlas y ejecutarlas.</text:span></text:p>
      <text:p text:style-name="P2"/>
      <text:p text:style-name="Standard"><text:span text:style-name="T6">Viendo el potencial del lenguaje varias empresas comenzaron a importar sus aplicaciones a la web, aunque modificando un poco el lenguaje. Para evitar incompatibilidades el W3C diseña el estándar DOM (Document Object Model).</text:span></text:p>
      <text:p text:style-name="P2"/>
      <text:p text:style-name="Standard"><text:span text:style-name="T6">Con el paso del tiempo y la masiva utilización de javascript surge </text:span><text:span text:style-name="T2">AJAX</text:span><text:span text:style-name="T1">, acrónimo de </text:span><text:span text:style-name="T3">A</text:span><text:span text:style-name="T4">synchronous </text:span><text:span text:style-name="T3">J</text:span><text:span text:style-name="T4">avaScript </text:span><text:span text:style-name="T3">A</text:span><text:span text:style-name="T4">nd </text:span><text:span text:style-name="T3">X</text:span><text:span text:style-name="T4">ML, </text:span><text:span text:style-name="T1">una técnica de desarrollo web que combina Javascript y XML que mediante comunicación asíncrona con el servidor permite realizar cambios en páginas sin necesidad de recargarlas, mejorando la velocidad y la interacción con el usuario.</text:span></text:p>
      <text:p text:style-name="P1"/>
      <text:p text:style-name="P1"/>
      <text:p text:style-name="P1"/>
      <text:p text:style-name="Standard"><text:span text:style-name="T6">Cuando tratamos con una suite de ofimática lo principal que buscamos es poder escribir y hacer nuestros cálculos de forma rápida y eficiente. En el caso de un usuario promedio, que escribe algún documento de texto, hace alguna tabla con una hoja de cálculo, o crea una presentación, no es necesario reservar 50 núcleos y 100GB de RAM para el proceso.</text:span></text:p>
      <text:p text:style-name="P2"/>
      <text:p text:style-name="Standard"><text:soft-page-break/><text:span text:style-name="T6">Es por esto que proveedores como Google o incluso Microsoft están llevando sus aplicaciones a la nube, aunque estas se ejecutan en el cliente. Actualmente aplicaciones como Google Docs puede incluso ejecutarse offline en el navegador, por lo que es mucho más liviano que instalar una aplicación nativa y sigue ofreciendo las ventajas de la nube.</text:span></text:p>
      <text:p text:style-name="P2"/>
      <text:p text:style-name="P2"/>
      <text:p text:style-name="P2"/>
      <text:p text:style-name="Standard"><text:span text:style-name="T6">En este caso, cuando hablamos de streaming de música, vídeo, imágenes... sí que priorizamos el almacenamiento secundario, ya que lo que nos permiten las plataformas es acceder a un amplísimo catálogo que en condiciones normales no podríamos almacenar en el sistema del usuario.</text:span></text:p>
      <text:p text:style-name="P2"/>
      <text:p text:style-name="Standard"><text:span text:style-name="T6">Dados los avances de la tecnología ahora somos capaces de descargar cualquier medio en muy pocos segundos, por lo que ocupar almacenamiento guardando este tipo de archivos suele ser absurdo y el tiempo media de respuesta mientras se manda la petición y comenzamos a disfrutar del contenido multimedia es prácticamente despreciable.</text:span></text:p>
      <text:p text:style-name="P2"/>
      <text:p text:style-name="Standard"><text:span text:style-name="T6">Los servicios de streaming te permiten acceder a un catálogo más grande del que podrías almacenar desde cualquier dispositivo con conexión a la red al contrario que con los servicios locales mediante los que tendrías que ir traspasando los archivos entre todos tus dispositivos para poder replicar lo mismo que te ofrece un servicio de streaming. En este tema, el uso de los servicios en la nube otorgan una mejor experiencia de usuario.</text:span></text:p>
      <text:p text:style-name="P2"/>
      <text:p text:style-name="P2"/>
      <text:p text:style-name="P2"/>
      <text:p text:style-name="Standard"><text:span text:style-name="T6">Cuando hablamos de videojuegos podemos llegar a pensar que el cloud computing no puede solucionar que una máquina con pocos recursos pueda ejecutar un juego en un servidor ya que siempre contaremos con un cuello de botella en la latencia de red, por lo que nos queda la programación en el lado del cliente.</text:span></text:p>
      <text:p text:style-name="P2"/>
      <text:p text:style-name="Standard"><text:span text:style-name="T6">Con la salida de HTML5 y JavaScript muchos juegos son capaces de usar todos los recursos del ordenador, por lo que tendremos una muy buena experiencia.</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b0080" fo:font-size="10.5pt" style:text-underline-style="solid" style:text-underline-width="auto" style:text-underline-color="font-color" style:font-size-asian="10.5pt" style:font-size-complex="10.5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8" meta:word-count="931" meta:character-count="5801" meta:non-whitespace-character-count="4896"/>
    <meta:generator>LibreOfficeDev/6.0.5.2$Linux_X86_64 LibreOffice_project/</meta:generator>
  </office:meta>
</office:document-meta>
</file>